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SharedLibraryMojo.createUnpackedSharedLibrary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GenerateSharedLibraryMojo.createArchive( File installer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enerateSharedLibraryMojo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